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1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/>
      <style:text-properties style:font-name="Segoe UI1" fo:font-size="36pt" style:font-size-asian="36pt" style:font-size-complex="36pt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9" style:family="paragraph">
      <style:paragraph-properties fo:margin-left="0.318cm" fo:margin-right="0cm" fo:text-align="center" fo:text-indent="0cm"/>
      <style:text-properties fo:font-size="6.5pt" style:font-size-asian="6.5pt" style:font-size-complex="6.5pt"/>
    </style:style>
    <style:style style:name="P10" style:family="paragraph">
      <style:paragraph-properties fo:margin-left="0.318cm" fo:margin-right="0cm" fo:text-align="start" fo:text-indent="0cm"/>
      <style:text-properties fo:font-size="6.5pt" style:font-size-asian="6.5pt" style:font-size-complex="6.5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6pt" style:font-size-asian="36pt" style:font-size-complex="36pt"/>
    </style:style>
    <style:style style:name="T6" style:family="text">
      <style:text-properties style:font-name="Segoe UI1" fo:font-size="34pt" fo:font-weight="bold" style:font-size-asian="34pt" style:font-weight-asian="bold" style:font-size-complex="34pt" style:font-weight-complex="bold"/>
    </style:style>
    <style:style style:name="T7" style:family="text">
      <style:text-properties style:font-name="Segoe UI Semibold"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>
        <draw:frame draw:style-name="gr1" draw:text-style-name="P2" draw:layer="layout" svg:width="26.416cm" svg:height="3.063cm" svg:x="0.762cm" svg:y="0.508cm">
          <draw:text-box>
            <text:p text:style-name="P1"><text:span text:style-name="T1">HYMN #535</text:span></text:p>
            <text:p text:style-name="P1"><text:span text:style-name="T2">“</text:span><text:span text:style-name="T2">How Wide the Love of Chri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1" draw:text-style-name="P5" draw:layer="layout" svg:width="26.416cm" svg:height="7.011cm" svg:x="0.762cm" svg:y="0.508cm">
          <draw:text-box>
            <text:p text:style-name="P4"><text:span text:style-name="T3">1. </text:span><text:span text:style-name="T4">How wide the love of Christ!</text:span><text:span text:style-name="T4"><text:line-break/></text:span><text:span text:style-name="T4">It knows not class or race</text:span><text:span text:style-name="T4"><text:line-break/></text:span><text:span text:style-name="T4">But holds our one humanity</text:span><text:span text:style-name="T4"><text:line-break/></text:span><text:span text:style-name="T4">Within its broad embrac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>
        <draw:frame draw:style-name="gr1" draw:text-style-name="P5" draw:layer="layout" svg:width="26.416cm" svg:height="7.011cm" svg:x="0.762cm" svg:y="0.508cm">
          <draw:text-box>
            <text:p text:style-name="P4"><text:span text:style-name="T3">2. </text:span><text:span text:style-name="T4">How long the love of Christ!</text:span><text:span text:style-name="T4"><text:line-break/></text:span><text:span text:style-name="T4">Its patience will not cease</text:span><text:span text:style-name="T4"><text:line-break/></text:span><text:span text:style-name="T4">Until this broken world is bound</text:span><text:span text:style-name="T4"><text:line-break/></text:span><text:span text:style-name="T4">In everlasting peac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>
        <draw:frame draw:style-name="gr1" draw:text-style-name="P7" draw:layer="layout" svg:width="26.416cm" svg:height="7.011cm" svg:x="0.762cm" svg:y="0.508cm">
          <draw:text-box>
            <text:p text:style-name="P6"><text:span text:style-name="T5">3. </text:span><text:span text:style-name="T4">How high the love of Christ!</text:span><text:span text:style-name="T4"><text:line-break/></text:span><text:span text:style-name="T4">Beyond all thought it soars,</text:span><text:span text:style-name="T4"><text:line-break/></text:span><text:span text:style-name="T4">And yet upon our passing lives</text:span><text:span text:style-name="T4"><text:line-break/></text:span><text:span text:style-name="T4">Unmeasured mercy pours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>
        <draw:frame draw:style-name="gr1" draw:text-style-name="P5" draw:layer="layout" svg:width="26.416cm" svg:height="7.011cm" svg:x="0.762cm" svg:y="0.508cm">
          <draw:text-box>
            <text:p text:style-name="P4"><text:span text:style-name="T3">4. </text:span><text:span text:style-name="T4">How deep the love of Christ,</text:span><text:span text:style-name="T4"><text:line-break/></text:span><text:span text:style-name="T4">Descending to a cross!</text:span><text:span text:style-name="T4"><text:line-break/></text:span><text:span text:style-name="T4">He bears within His wounded hands</text:span><text:span text:style-name="T4"><text:line-break/></text:span><text:span text:style-name="T4">All human pain and loss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>
        <draw:frame draw:style-name="gr1" draw:text-style-name="P11" draw:layer="layout" svg:width="26.416cm" svg:height="13.29cm" svg:x="0.762cm" svg:y="0.508cm">
          <draw:text-box>
            <text:p text:style-name="P8"><text:span text:style-name="T3">5. </text:span><text:span text:style-name="T4">All praise to You, O Christ,</text:span><text:span text:style-name="T4"><text:line-break/></text:span><text:span text:style-name="T4">For love whose depth and height,</text:span><text:span text:style-name="T4"><text:line-break/></text:span><text:span text:style-name="T6">Whose length and breadth fill time and space</text:span><text:span text:style-name="T4"><text:line-break/></text:span><text:span text:style-name="T4">With endless life and light!</text:span></text:p>
            <text:p text:style-name="P9"><text:line-break/></text:p>
            <text:p text:style-name="P10"><text:span text:style-name="T7"/></text:p>
            <text:p text:style-name="P10"><text:span text:style-name="T7"/></text:p>
            <text:p text:style-name="P10"><text:span text:style-name="T7">© 1997 GIA Publications, Inc.</text:span></text:p>
            <text:p text:style-name="P10"><text:span text:style-name="T7">Used by permission:</text:span></text:p>
            <text:p text:style-name="P10"><text:span text:style-name="T7">LSB Hymn License</text:span></text:p>
            <text:p text:style-name="P10"><text:span text:style-name="T7">.NET, no. 100011038.</text:span></text:p>
            <text:p text:style-name="P9"><text:span text:style-name="T8"/></text:p>
          </draw:text-box>
        </draw:frame>
        <presentation:notes draw:style-name="dp1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21:11:37.249000000</meta:creation-date>
    <dc:title>1030Worship</dc:title>
    <meta:editing-duration>PT3M55S</meta:editing-duration>
    <meta:editing-cycles>2</meta:editing-cycles>
    <meta:generator>LibreOffice/6.1.3.2$Windows_X86_64 LibreOffice_project/86daf60bf00efa86ad547e59e09d6bb77c699acb</meta:generator>
    <dc:date>2019-01-29T21:26:26.658000000</dc:date>
    <meta:document-statistic meta:object-count="51"/>
  </office:meta>
</office:document-meta>
</file>